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style:text-properties fo:color="#000000" style:font-name="Courier New1" fo:font-size="8pt" style:font-size-asian="8pt" style:font-size-complex="8pt"/>
    </style:style>
    <style:style style:name="P4" style:family="paragraph" style:parent-style-name="Preformatted_20_Text">
      <style:text-properties fo:color="#000000" style:font-name="Courier New2" fo:font-size="8p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7" style:family="paragraph" style:parent-style-name="Heading_20_1" style:master-page-name="First_20_Page">
      <style:paragraph-properties style:page-number="auto"/>
      <style:text-properties officeooo:rsid="0016d1eb" officeooo:paragraph-rsid="0016d1eb"/>
    </style:style>
    <style:style style:name="P8" style:family="paragraph" style:parent-style-name="Standard">
      <style:text-properties style:font-name="Courier New2"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6d1eb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1" fo:font-weight="bold"/>
    </style:style>
    <style:style style:name="T6" style:family="text">
      <style:text-properties fo:color="#660e7a"/>
    </style:style>
    <style:style style:name="T7" style:family="text">
      <style:text-properties fo:color="#660e7a" fo:font-weight="bold"/>
    </style:style>
    <style:style style:name="T8" style:family="text">
      <style:text-properties fo:color="#660e7a" fo:font-style="italic"/>
    </style:style>
    <style:style style:name="T9" style:family="text">
      <style:text-properties fo:color="#660e7a" style:font-name="Courier New1" fo:font-weight="bold"/>
    </style:style>
    <style:style style:name="T10" style:family="text">
      <style:text-properties style:font-name="Courier New1"/>
    </style:style>
    <style:style style:name="T11" style:family="text">
      <style:text-properties fo:color="#008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1867273" text:style-name="Outline">
        <text:list-item>
          <text:h text:style-name="P7" text:outline-level="1">Mensaj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Desplegar mensaje</text:span>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6"><text:span text:style-name="T4">final </text:span>GlobalKey&lt;ScaffoldState&gt; <text:span text:style-name="T7">_scaffoldKey </text:span>= <text:span text:style-name="T4">new </text:span>GlobalKey&lt;ScaffoldState&gt;();</text:p>
      <text:p text:style-name="P8"/>
      <text:p text:style-name="P8"/>
      <text:p text:style-name="P4"><text:span text:style-name="T4">void </text:span>_showMessage(String message, [MaterialColor color = Colors.<text:span text:style-name="T8">red</text:span>]) {</text:p>
      <text:p text:style-name="P5"><text:s text:c="2"/><text:span text:style-name="T7">_scaffoldKey</text:span>.<text:span text:style-name="T7">currentState</text:span></text:p>
      <text:p text:style-name="P5"><text:span text:style-name="T6"><text:s text:c="6"/></text:span>.showSnackBar(<text:span text:style-name="T4">new </text:span>SnackBar(backgroundColor: color, content: <text:span text:style-name="T4">new </text:span>Text(message)));</text:p>
      <text:p text:style-name="P6">}</text:p>
      <text:p text:style-name="P8"/>
      <text:p text:style-name="P8"/>
      <text:p text:style-name="P3">_showMessage(<text:span text:style-name="T11">"Espere por favor..."</text:span>,Colors.<text:span text:style-name="T8">blue</text:span>);</text:p>
      <text:p text:style-name="P8"/>
      <text:p text:style-name="P8"/>
      <text:p text:style-name="P8"/>
      <text:p text:style-name="P4"><text:span text:style-name="T4">return new </text:span>Scaffold (</text:p>
      <text:p text:style-name="P5"><text:s text:c="2"/>key:<text:span text:style-name="T7">_scaffoldKey</text:span>,</text:p>
      <text:p text:style-name="P6"><text:s text:c="2"/>appBar: <text:span text:style-name="T4">new </text:span>AppBar(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7-17T19:23:11.520000000</dc:date>
    <meta:editing-duration>PT6H55M12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18" meta:word-count="51" meta:character-count="533" meta:non-whitespace-character-count="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